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bold" officeooo:rsid="000f689f" officeooo:paragraph-rsid="000f689f" style:font-weight-asian="bold" style:font-weight-complex="bold"/>
    </style:style>
    <style:style style:name="T1" style:family="text">
      <style:text-properties officeooo:rsid="000c66b7"/>
    </style:style>
    <style:style style:name="T2" style:family="text">
      <style:text-properties officeooo:rsid="000c9e3f"/>
    </style:style>
    <style:style style:name="T3" style:family="text">
      <style:text-properties officeooo:rsid="000de157"/>
    </style:style>
    <style:style style:name="T4" style:family="text">
      <style:text-properties officeooo:rsid="000e6c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. BAHAYA MENINGGALKAN SUNNAH RASU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ext_20_body"><text:bookmark text:name="docs-internal-guid-cbf85fa5-29f7-a47f-a8ce-22c597333d93"/><text:span text:style-name="T1">48. Dari Aisyah r.a. berkata : Rasulullah s.a.w. pernah bersabda : “Enam -macam orang- <text:s/>yang saya mengutuk kepada mereka dan </text:span>Allah <text:span text:style-name="T1">mengutuk mereka -juga-</text:span>, <text:span text:style-name="T1">pdahal tiap-tiap Nabi itu diperkenankan-permohonannya-, yaitu: orang yang menambahi Kitab Allah,</text:span> orang yang mendustakan keten <text:span text:style-name="T1">tu</text:span>an <text:span text:style-name="T1">Allah, orang yang mengalah kepada pemerintahan</text:span> yang sombong-kejam lalu dengan it<text:span text:style-name="T1">u </text:span><text:s/>ia memuliakan orang yang direndahkan Allah dan merendahkan orang yang dimuliakan Allah, orang yang menghalalke<text:span text:style-name="T1">n</text:span> <text:span text:style-name="T1">daripada keturunan saya</text:span> yang Allah <text:span text:style-name="T1">haramkan</text:span>, dan orang yang meninggalkan sunnah saya."</text:p>
      <text:p text:style-name="Text_20_body">(Riwayat At-Turmudzi dari -al_Hakim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T1">49. </text:span>Dari Jabir r.a berkata: Rasulullah <text:span text:style-name="T1">s.a.w.</text:span> pe<text:span text:style-name="T1">rnah bersabda: Aku dibangkitkan (</text:span>diutus) dengan agama yang lurus lagi ringan dan barang siapa menyalahi <text:span text:style-name="T1">akan</text:span> sunahku maka bukanlah ia daripada ummatku."</text:p>
      <text:p text:style-name="Text_20_body">(Riwayat Al-Khathib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 text:name="docs-internal-guid-f459902f-29f8-3eea-bdb1-7be891146eb2"/>30. Dari 'Umar <text:span text:style-name="T1">r.a</text:span>. berkata: Rasulullah saw. pernah bersabda: "Barang siapa mengambil <text:span text:style-name="T2">(</text:span>memegang) sunnah<text:span text:style-name="T2">k</text:span>u, maka ia ummatku dan barang siapa tidak suka pada sunnahku, maka ia bukan ummatku."</text:p>
      <text:p text:style-name="Text_20_body">(Riwayat Ibnu ‘Asakir)</text:p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 text:name="docs-internal-guid-f459902f-29f8-ba97-bf92-08cd3fa444bc"/><text:span text:style-name="T2">51. Dari Ibnu Umar r.a. berkata: </text:span>Rasulullah saw. pernah bersabda: "Aku diutus dengan pedang di-waktu- h<text:span text:style-name="T2">a</text:span>ri qiyamat hampir datang, sehingga Allah disembah ke-Es<text:span text:style-name="T2">a</text:span>an-Nya, tidak ada yang menyekutukan-Nya dan dijadikan, rezeki aku di bawah naungan tombakku, dan dijadikan kebinasaan dan kerendahan atas orang yang menyalahi (meninggalkan perintahku dan barang siapa menyerupai suatu golongan, maka itu -<text:span text:style-name="T2">adalah daripada mereka itu.”</text:span></text:p>
      <text:p text:style-name="Text_20_body">(<text:span text:style-name="T2">Riway</text:span>at Ahmad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 text:name="docs-internal-guid-f459902f-29f8-d2e1-aa6a-286d3263c1f1"/><text:span text:style-name="T2">52. Dari ‘Abdullah bin Umar r.a berkata: Rasulullah pernah bersabda: “bagi tiap-tiap pekerjaan itu ada rajin, dan tiap-tiap rajin -ada- teledor. Maka barang </text:span>siapa yang teledornya kepada sunnahku, maka sesungguhnya ia tetap mendapat petunjuk dan barang siapa teled<text:span text:style-name="T2">o</text:span>rnya kepada yang selain itu, maka sesungguhnya ia bina<text:span text:style-name="T2">sa.”</text:span></text:p>
      <text:p text:style-name="Text_20_body">(Riwayat Ibnu Hibban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 text:name="docs-internal-guid-9e74d32a-2a0f-7833-0be1-07f62a280d0a"/><text:soft-page-break/><text:span text:style-name="T3">53. Dari </text:span>Abi Hurairah <text:span text:style-name="T3">r.a berkata:</text:span> Rasua<text:span text:style-name="T3">l</text:span>u<text:span text:style-name="T3">l</text:span>lah s.a.w, pe<text:span text:style-name="T3">rn</text:span>ah bersabda: “<text:span text:style-name="T3">sesungguhnya umatku akan </text:span><text:s/>masuk ke surga, kecuali orang yang enggan."Para sahabat bertany<text:span text:style-name="T3">a “Ya rasu</text:span>lullah siapa yang engg<text:span text:style-name="T3">a</text:span>n!” Beliau bersabda : ‘Barang siapa yang menta'atiku <text:span text:style-name="T3">ia pasti masuk</text:span> ke surga, dan barang siapa yang mendurhakakanku, <text:span text:style-name="T3">m</text:span>aka sungguh <text:span text:style-name="T3">ia telah enggan.”</text:span></text:p>
      <text:p text:style-name="Text_20_body">(Riwayat Al-Bukhari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 text:name="docs-internal-guid-9e74d32a-2a0f-b389-cfa5-1c1390cb5be6"/>54. Dari Ibnu Abbas r.a. berkata , Rasulullah s.a.w. pernah beroidato, <text:span text:style-name="T3">l</text:span>alu bersabda : "Sesungguhnya Allah telah memberi kepada tiap-tiap yang mempunyai haq akan haqnya. Ingatlah, sesungguhnya Allah telah mem<text:span text:style-name="T3">fa</text:span>ra<text:span text:style-name="T3">d</text:span>hukan beberapa kefardhuan, dan mengatur beberapa peraturan, dan membatasi beberapa batas, dan menghalalkan yang nalal, dan mengharamkan yang haram, dan imemberi syari'at agama, lalu menjadikan <text:span text:style-name="T4">n</text:span>ya dengan mudah, ringan serta luas, dan tidaklah ia menjadikan agama itu sempit. <text:span text:style-name="T4">ke</text:span>te<text:span text:style-name="T4">h</text:span>uilah, sesungguhnya tidak ada Iman bagi orang yang tidak ada kepercayaan bugi<text:span text:style-name="T4">nya</text:span> dan tdak ada agama bagi orang yang tidak ada kesetiaan padanya dan barang <text:span text:style-name="T4">siapa</text:span> menyalahi janji Allah, Dia menuntutnya dan barung siapa menyalahi pada barang menjadi lawannya, tentu aku mengalahkan dia dan barang siapa <text:span text:style-name="T4">yang</text:span> menyalahi <text:span text:style-name="T4">janji</text:span>ku, ia tidak akan memperoleh pertolonganku dan tidak akan dapat datang <text:span text:style-name="T4">k</text:span>e telaga kelak pada har<text:span text:style-name="T4">i</text:span> Qiyamat."</text:p>
      <text:p text:style-name="Text_20_body">(Riwayat Afh-Tha<text:span text:style-name="T4">b</text:span>aran<text:span text:style-name="T4">i)</text:span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text:bookmark text:name="docs-internal-guid-6638053f-2a1a-77cb-3fa8-164bd853076b"/>55. Da<text:span text:style-name="T4">r</text:span>i 'I<text:span text:style-name="T4">r</text:span>badh r.a. ber<text:span text:style-name="T4">k</text:span>at<text:span text:style-name="T4">a</text:span> . Rasulullah <text:span text:style-name="T4">s</text:span>.a.w. bersabda : "Sesungguhnya <text:span text:style-name="T4">aku</text:span> me<text:span text:style-name="T4">ninggalkan</text:span> kamu sekalian seperti -putih-bersih, malamnya seperti siangnya, tidak menyimpang daripadanya melaink<text:span text:style-name="T4">a</text:span>n pasti binasa. ”</text:p>
      <text:p text:style-name="Text_20_body">(Riwayat Ibnu Abi Ashim)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21:02:05.246599194</meta:creation-date>
    <dc:date>2018-03-16T00:49:08.425819260</dc:date>
    <meta:editing-duration>PT2H51M48S</meta:editing-duration>
    <meta:editing-cycles>4</meta:editing-cycles>
    <meta:generator>LibreOffice/6.0.0.3$Linux_X86_64 LibreOffice_project/64a0f66915f38c6217de274f0aa8e15618924765</meta:generator>
    <meta:print-date>2018-03-16T00:45:58.419573422</meta:print-date>
    <meta:document-statistic meta:table-count="0" meta:image-count="0" meta:object-count="0" meta:page-count="4" meta:paragraph-count="17" meta:word-count="474" meta:character-count="3392" meta:non-whitespace-character-count="2932"/>
  </office:meta>
</office:document-meta>
</file>